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304.test_singleQuote_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g_for_issue_304.test_double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g_for_issue_304.test_single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g_for_issue_304.test_doubleQuote_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g_for_issue_304.test_doubleQuote_vo_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